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ccccc" draw:textarea-horizontal-align="justify" draw:textarea-vertical-align="middle" draw:auto-grow-height="false" fo:min-height="13.704cm" fo:min-width="12.314cm"/>
    </style:style>
    <style:style style:name="gr2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 fo:min-height="2.412cm" fo:min-width="5.662cm" draw:shadow="hidden"/>
    </style:style>
    <style:style style:name="gr3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 fo:min-height="7.116cm" fo:min-width="5.366cm" draw:shadow="hidden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0.609cm" fo:min-width="6.251cm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1.008cm" fo:min-width="7.143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1.209cm" fo:min-width="9.924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cm" svg:height="15.34cm" svg:x="0.4cm" svg:y="0.8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olygon draw:style-name="gr2" draw:text-style-name="P2" draw:layer="layout" svg:width="13.433cm" svg:height="5.921cm" svg:x="0.933cm" svg:y="10.057cm" svg:viewBox="0 0 13434 5922" draw:points="8779,623 4656,623 2595,5922 0,5922 3359,0 10076,0 13434,5922 10839,5922">
            <text:p/>
          </draw:polygon>
          <draw:path draw:style-name="gr3" draw:text-style-name="P2" draw:layer="layout" svg:width="7.938cm" svg:height="9.971cm" svg:x="3.68cm" svg:y="1.021cm" svg:viewBox="0 0 7939 9972" svg:d="M635 1336c-100 59-184 145-242 247s-89 219-89 338v2701c0 118 31 235 89 337 58 103 142 189 242 247 100 60 215 91 331 91h6004c116 0 231-31 331-91 100-58 185-144 242-247 59-102 89-219 89-337l-1-2703 1 2c0-119-30-236-89-338-57-102-142-188-242-247-100-60-215-91-331-91h-6004c-116 0-231 31-331 91zM2749 8103c0-165-43-327-124-469-79-142-195-260-334-341-139-83-298-126-458-126-161 0-320 43-459 126-139 81-255 199-335 341s-123 304-123 469c0 163 43 325 123 467s196 261 335 342c139 82 298 126 459 126 160 0 319-44 458-126 139-81 255-200 334-342 81-142 124-304 124-467zM7023 8103c0-165-43-327-123-469s-196-260-335-341c-139-83-298-126-458-126-161 0-320 43-459 126-139 81-255 199-335 341s-123 304-123 469c0 163 43 325 123 467s196 261 335 342c139 82 298 126 459 126 160 0 319-44 458-126 139-81 255-200 335-342s123-304 123-467zM662 181c200-119 428-181 662-181h5292c232 0 461 62 661 181 201 118 369 289 485 495 116 204 177 437 177 675l-1-1 1 7273c0 236-61 469-177 674-116 206-284 376-485 495-200 118-429 180-661 180h-1-5291c-234 0-462-62-662-180-202-119-369-289-485-495-116-205-177-438-177-674v-2-7270c0-238 61-471 177-675 116-206 283-377 485-495z">
            <text:p/>
          </draw:path>
          <draw:custom-shape draw:style-name="gr4" draw:text-style-name="P3" draw:layer="layout" svg:width="6.751cm" svg:height="0.859cm" svg:x="4.274cm" svg:y="11.2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7.643cm" svg:height="1.258cm" svg:x="3.828cm" svg:y="12.5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0.424cm" svg:height="1.459cm" svg:x="2.437cm" svg:y="14.1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s" fo:country="CZ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20:38:52.595883051</meta:creation-date>
    <dc:date>2023-01-04T19:50:22.323801906</dc:date>
    <meta:editing-duration>PT21M</meta:editing-duration>
    <meta:editing-cycles>6</meta:editing-cycles>
    <meta:generator>LibreOffice/7.4.3.2$Linux_X86_64 LibreOffice_project/40$Build-2</meta:generator>
    <meta:document-statistic meta:object-count="7"/>
  </office:meta>
</office:document-meta>
</file>